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3000000645D2829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R10" svg:font-family="CMR10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MR10" fo:font-size="11pt" style:font-name-asian="CMR10" style:font-size-asian="11pt" style:font-name-complex="CMR10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MR10" fo:font-size="10pt" style:font-name-asian="CMR10" style:font-size-asian="10pt" style:font-name-complex="CMR10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style:text-autospac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439cm, 0cm, 4.39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stererkennung Übungsblatt 4, Moritz Walter, Manar Zaboub</text:p>
      <text:p text:style-name="Standard"/>
      <text:p text:style-name="Standard">Aufgabe 1)</text:p>
      <text:p text:style-name="P2">Konfusionsmatrix:</text:p>
      <text:p text:style-name="P2"/>
      <text:p text:style-name="P4">[[ <text:s/>0 <text:s/>Soll]</text:p>
      <text:p text:style-name="P4"><text:s/>[ <text:s/>i <text:s/>… … ...]</text:p>
      <text:p text:style-name="P4"><text:s/>[ <text:s/>s <text:s/>… … ...]</text:p>
      <text:p text:style-name="P3"><text:s/>[ <text:s/>t <text:s/>… …. ...]]</text:p>
      <text:p text:style-name="P1"/>
      <text:p text:style-name="P1">Aufgabe 1)</text:p>
      <text:p text:style-name="P1"/>
      <text:p text:style-name="P1">0.92 als Schwelle durch ausprobieren gewählt.</text:p>
      <text:p text:style-name="P1"/>
      <text:p text:style-name="P1">[[ <text:s/>0 <text:s text:c="2"/>0 <text:s text:c="2"/>1]</text:p>
      <text:p text:style-name="P1"><text:s/>[ <text:s/>0 520 <text:s/>38]</text:p>
      <text:p text:style-name="P1"><text:s/>[ <text:s/>1 <text:s/>30 333]]</text:p>
      <text:p text:style-name="P1">Fehler: 68</text:p>
      <text:p text:style-name="P1">Richtig: 853</text:p>
      <text:p text:style-name="P1">Fehlerquote: 7.38327904451683 %</text:p>
      <text:p text:style-name="P1"/>
      <text:p text:style-name="P1">Projektion auf der Graden, versetzt um Überschneidung besser zu sehen. Gewählte grenze durch schwarzen Punkt markiert.</text:p>
      <text:p text:style-name="P1"/>
      <text:p text:style-name="P1"><draw:frame draw:style-name="fr1" draw:name="Grafik1" text:anchor-type="paragraph" svg:x="-3.429cm" svg:y="0.397cm" svg:width="29.7cm" svg:height="2.03cm" draw:z-index="0"><draw:image xlink:href="Pictures/1000020100000783000000645D2829B8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R10" svg:font-family="CMR10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itz Walter</meta:initial-creator>
    <meta:creation-date>2019-07-23T18:40:08.49</meta:creation-date>
    <dc:date>2019-07-30T22:27:35.90</dc:date>
    <dc:creator>Moritz Walter</dc:creator>
    <meta:editing-duration>PT18M28S</meta:editing-duration>
    <meta:editing-cycles>7</meta:editing-cycles>
    <meta:generator>OpenOffice/4.1.6$Win32 OpenOffice.org_project/416m1$Build-9790</meta:generator>
    <meta:document-statistic meta:table-count="0" meta:image-count="1" meta:object-count="0" meta:page-count="1" meta:paragraph-count="16" meta:word-count="71" meta:character-count="413"/>
  </office:meta>
</office:document-meta>
</file>